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38.19pt"/>
    </style:style>
    <style:style style:name="co3" style:family="table-column">
      <style:table-column-properties fo:break-before="auto" style:column-width="94.45pt"/>
    </style:style>
    <style:style style:name="co4" style:family="table-column">
      <style:table-column-properties fo:break-before="auto" style:column-width="98.59pt"/>
    </style:style>
    <style:style style:name="co5" style:family="table-column">
      <style:table-column-properties fo:break-before="auto" style:column-width="80.5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users">
      <style:table-properties table:display="true" style:writing-mode="lr-tb"/>
    </style:style>
    <style:style style:name="ta2" style:family="table" style:master-page-name="PageStyle_5f_restaurants">
      <style:table-properties table:display="true" style:writing-mode="lr-tb"/>
    </style:style>
    <style:style style:name="ta3" style:family="table" style:master-page-name="PageStyle_5f_food">
      <style:table-properties table:display="true" style:writing-mode="lr-tb"/>
    </style:style>
    <style:style style:name="ta4" style:family="table" style:master-page-name="PageStyle_5f_menu">
      <style:table-properties table:display="true" style:writing-mode="lr-tb"/>
    </style:style>
    <style:style style:name="ta5" style:family="table" style:master-page-name="PageStyle_5f_orders">
      <style:table-properties table:display="true" style:writing-mode="lr-tb"/>
    </style:style>
    <style:style style:name="ta6" style:family="table" style:master-page-name="PageStyle_5f_delivery_5f_partner">
      <style:table-properties table:display="true" style:writing-mode="lr-tb"/>
    </style:style>
    <style:style style:name="ta7" style:family="table" style:master-page-name="PageStyle_5f_order_5f_detail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ser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assword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itish</text:p>
          </table:table-cell>
          <table:table-cell table:style-name="ce1" office:value-type="string" calcext:value-type="string">
            <text:p>nitish@gmail.com</text:p>
          </table:table-cell>
          <table:table-cell table:style-name="ce1" office:value-type="string" calcext:value-type="string">
            <text:p>p252h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hushboo</text:p>
          </table:table-cell>
          <table:table-cell table:style-name="ce1" office:value-type="string" calcext:value-type="string">
            <text:p>khushboo@gmail.com</text:p>
          </table:table-cell>
          <table:table-cell table:style-name="ce1" office:value-type="string" calcext:value-type="string">
            <text:p>hxn9b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rtika</text:p>
          </table:table-cell>
          <table:table-cell table:style-name="ce1" office:value-type="string" calcext:value-type="string">
            <text:p>vartika@gmail.com</text:p>
          </table:table-cell>
          <table:table-cell table:style-name="ce1" office:value-type="string" calcext:value-type="string">
            <text:p>9hu7j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nkit</text:p>
          </table:table-cell>
          <table:table-cell table:style-name="ce1" office:value-type="string" calcext:value-type="string">
            <text:p>ankit@gmail.com</text:p>
          </table:table-cell>
          <table:table-cell table:style-name="ce1" office:value-type="string" calcext:value-type="string">
            <text:p>lkko3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eha</text:p>
          </table:table-cell>
          <table:table-cell table:style-name="ce1" office:value-type="string" calcext:value-type="string">
            <text:p>neha@gmail.com</text:p>
          </table:table-cell>
          <table:table-cell table:style-name="ce1" office:value-type="string" calcext:value-type="string">
            <text:p>3i7qm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nupama</text:p>
          </table:table-cell>
          <table:table-cell table:style-name="ce1" office:value-type="string" calcext:value-type="string">
            <text:p>anupama@gmail.com</text:p>
          </table:table-cell>
          <table:table-cell table:style-name="ce1" office:value-type="string" calcext:value-type="string">
            <text:p>46rdw2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ishabh</text:p>
          </table:table-cell>
          <table:table-cell table:style-name="ce1" office:value-type="string" calcext:value-type="string">
            <text:p>rishabh@gmail.com</text:p>
          </table:table-cell>
          <table:table-cell table:style-name="ce1" office:value-type="string" calcext:value-type="string">
            <text:p>4sw123</text:p>
          </table:table-cell>
          <table:table-cell table:number-columns-repeated="102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taurants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_id</text:p>
          </table:table-cell>
          <table:table-cell table:style-name="ce1" office:value-type="string" calcext:value-type="string">
            <text:p>r_name</text:p>
          </table:table-cell>
          <table:table-cell table:style-name="ce1" office:value-type="string" calcext:value-type="string">
            <text:p>cuisine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minos</text:p>
          </table:table-cell>
          <table:table-cell table:style-name="ce1" office:value-type="string" calcext:value-type="string">
            <text:p>Italian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fc</text:p>
          </table:table-cell>
          <table:table-cell table:style-name="ce1" office:value-type="string" calcext:value-type="string">
            <text:p>American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ox8</text:p>
          </table:table-cell>
          <table:table-cell table:style-name="ce1" office:value-type="string" calcext:value-type="string">
            <text:p>North Indian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sa Plaza</text:p>
          </table:table-cell>
          <table:table-cell table:style-name="ce1" office:value-type="string" calcext:value-type="string">
            <text:p>South Indian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hina Town</text:p>
          </table:table-cell>
          <table:table-cell table:style-name="ce1" office:value-type="string" calcext:value-type="string">
            <text:p>Chinese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od" table:style-name="ta3">
        <table:table-column table:style-name="co1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f_id</text:p>
          </table:table-cell>
          <table:table-cell table:style-name="ce1" office:value-type="string" calcext:value-type="string">
            <text:p>f_name</text:p>
          </table:table-cell>
          <table:table-cell table:style-name="ce1"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n-veg Pizza</text:p>
          </table:table-cell>
          <table:table-cell table:style-name="ce1" office:value-type="string" calcext:value-type="string">
            <text:p>Non-veg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eg Pizza</text:p>
          </table:table-cell>
          <table:table-cell table:style-name="ce1" office:value-type="string" calcext:value-type="string">
            <text:p>Veg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oco Lava cake</text:p>
          </table:table-cell>
          <table:table-cell table:style-name="ce1" office:value-type="string" calcext:value-type="string">
            <text:p>Veg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icken Wings</text:p>
          </table:table-cell>
          <table:table-cell table:style-name="ce1" office:value-type="string" calcext:value-type="string">
            <text:p>Non-veg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hicken Popcorn</text:p>
          </table:table-cell>
          <table:table-cell table:style-name="ce1" office:value-type="string" calcext:value-type="string">
            <text:p>Non-veg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ice Meal</text:p>
          </table:table-cell>
          <table:table-cell table:style-name="ce1" office:value-type="string" calcext:value-type="string">
            <text:p>Veg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oti meal</text:p>
          </table:table-cell>
          <table:table-cell table:style-name="ce1" office:value-type="string" calcext:value-type="string">
            <text:p>Veg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asala Dosa</text:p>
          </table:table-cell>
          <table:table-cell table:style-name="ce1" office:value-type="string" calcext:value-type="string">
            <text:p>Veg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Rava Idli</text:p>
          </table:table-cell>
          <table:table-cell table:style-name="ce1" office:value-type="string" calcext:value-type="string">
            <text:p>Veg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chezwan Noodles</text:p>
          </table:table-cell>
          <table:table-cell table:style-name="ce1" office:value-type="string" calcext:value-type="string">
            <text:p>Veg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Veg Manchurian</text:p>
          </table:table-cell>
          <table:table-cell table:style-name="ce1" office:value-type="string" calcext:value-type="string">
            <text:p>Veg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nu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menu_id</text:p>
          </table:table-cell>
          <table:table-cell table:style-name="ce1" office:value-type="string" calcext:value-type="string">
            <text:p>r_id</text:p>
          </table:table-cell>
          <table:table-cell table:style-name="ce1" office:value-type="string" calcext:value-type="string">
            <text:p>f_id</text:p>
          </table:table-cell>
          <table:table-cell table:style-name="ce1" office:value-type="string" calcext:value-type="string">
            <text:p>price</text:p>
          </table:table-cell>
          <table:table-cell table:number-columns-repeated="1020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50" calcext:value-type="float">
            <text:p>450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102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rs" table:style-name="ta5">
        <table:table-column table:style-name="co1" table:number-columns-repeated="8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order_id</text:p>
          </table:table-cell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r_id</text:p>
          </table:table-cell>
          <table:table-cell table:style-name="ce1" office:value-type="string" calcext:value-type="string">
            <text:p>amount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partner_id</text:p>
          </table:table-cell>
          <table:table-cell table:style-name="ce1" office:value-type="string" calcext:value-type="string">
            <text:p>delivery_time</text:p>
          </table:table-cell>
          <table:table-cell table:style-name="ce1" office:value-type="string" calcext:value-type="string">
            <text:p>delivery_rating</text:p>
          </table:table-cell>
          <table:table-cell table:style-name="ce1" office:value-type="string" calcext:value-type="string">
            <text:p>restaurant_rating</text:p>
          </table:table-cell>
          <table:table-cell table:number-columns-repeated="1015"/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50" calcext:value-type="float">
            <text:p>550</text:p>
          </table:table-cell>
          <table:table-cell table:style-name="ce3" office:value-type="date" office:date-value="2022-05-10" calcext:value-type="date">
            <text:p>2022-05-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5" calcext:value-type="float">
            <text:p>415</text:p>
          </table:table-cell>
          <table:table-cell table:style-name="ce3" office:value-type="date" office:date-value="2022-05-26" calcext:value-type="date">
            <text:p>2022-05-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0" calcext:value-type="float">
            <text:p>240</text:p>
          </table:table-cell>
          <table:table-cell table:style-name="ce3" office:value-type="date" office:date-value="2022-06-15" calcext:value-type="date">
            <text:p>2022-06-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0" calcext:value-type="float">
            <text:p>240</text:p>
          </table:table-cell>
          <table:table-cell table:style-name="ce3" office:value-type="date" office:date-value="2022-06-29" calcext:value-type="date">
            <text:p>2022-06-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0" calcext:value-type="float">
            <text:p>220</text:p>
          </table:table-cell>
          <table:table-cell table:style-name="ce3" office:value-type="date" office:date-value="2022-07-10" calcext:value-type="date">
            <text:p>2022-07-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50" calcext:value-type="float">
            <text:p>950</text:p>
          </table:table-cell>
          <table:table-cell table:style-name="ce3" office:value-type="date" office:date-value="2022-06-10" calcext:value-type="date">
            <text:p>2022-06-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" office:value-type="float" office:value="1007" calcext:value-type="float">
            <text:p>100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30" calcext:value-type="float">
            <text:p>530</text:p>
          </table:table-cell>
          <table:table-cell table:style-name="ce3" office:value-type="date" office:date-value="2022-06-23" calcext:value-type="date">
            <text:p>2022-06-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1008" calcext:value-type="float">
            <text:p>10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0" calcext:value-type="float">
            <text:p>240</text:p>
          </table:table-cell>
          <table:table-cell table:style-name="ce3" office:value-type="date" office:date-value="2022-07-07" calcext:value-type="date">
            <text:p>2022-07-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1009" calcext:value-type="float">
            <text:p>10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0" calcext:value-type="float">
            <text:p>300</text:p>
          </table:table-cell>
          <table:table-cell table:style-name="ce3" office:value-type="date" office:date-value="2022-07-17" calcext:value-type="date">
            <text:p>2022-07-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50" calcext:value-type="float">
            <text:p>650</text:p>
          </table:table-cell>
          <table:table-cell table:style-name="ce3" office:value-type="date" office:date-value="2022-07-31" calcext:value-type="date">
            <text:p>2022-07-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1011" calcext:value-type="float">
            <text:p>10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0" calcext:value-type="float">
            <text:p>450</text:p>
          </table:table-cell>
          <table:table-cell table:style-name="ce3" office:value-type="date" office:date-value="2022-05-10" calcext:value-type="date">
            <text:p>2022-05-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012" calcext:value-type="float">
            <text:p>10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0" calcext:value-type="float">
            <text:p>180</text:p>
          </table:table-cell>
          <table:table-cell table:style-name="ce3" office:value-type="date" office:date-value="2022-05-20" calcext:value-type="date">
            <text:p>2022-05-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013" calcext:value-type="float">
            <text:p>10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0" calcext:value-type="float">
            <text:p>230</text:p>
          </table:table-cell>
          <table:table-cell table:style-name="ce3" office:value-type="date" office:date-value="2022-05-30" calcext:value-type="date">
            <text:p>2022-05-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" office:value-type="float" office:value="1014" calcext:value-type="float">
            <text:p>10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0" calcext:value-type="float">
            <text:p>230</text:p>
          </table:table-cell>
          <table:table-cell table:style-name="ce3" office:value-type="date" office:date-value="2022-06-11" calcext:value-type="date">
            <text:p>2022-06-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1015" calcext:value-type="float">
            <text:p>10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0" calcext:value-type="float">
            <text:p>230</text:p>
          </table:table-cell>
          <table:table-cell table:style-name="ce3" office:value-type="date" office:date-value="2022-06-22" calcext:value-type="date">
            <text:p>2022-06-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" office:value-type="float" office:value="1016" calcext:value-type="float">
            <text:p>101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00" calcext:value-type="float">
            <text:p>300</text:p>
          </table:table-cell>
          <table:table-cell table:style-name="ce3" office:value-type="date" office:date-value="2022-05-15" calcext:value-type="date">
            <text:p>2022-05-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1017" calcext:value-type="float">
            <text:p>101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00" calcext:value-type="float">
            <text:p>300</text:p>
          </table:table-cell>
          <table:table-cell table:style-name="ce3" office:value-type="date" office:date-value="2022-05-30" calcext:value-type="date">
            <text:p>2022-05-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018" calcext:value-type="float">
            <text:p>101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400" calcext:value-type="float">
            <text:p>400</text:p>
          </table:table-cell>
          <table:table-cell table:style-name="ce3" office:value-type="date" office:date-value="2022-06-15" calcext:value-type="date">
            <text:p>2022-06-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1019" calcext:value-type="float">
            <text:p>10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0" calcext:value-type="float">
            <text:p>400</text:p>
          </table:table-cell>
          <table:table-cell table:style-name="ce3" office:value-type="date" office:date-value="2022-06-30" calcext:value-type="date">
            <text:p>2022-06-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1020" calcext:value-type="float">
            <text:p>10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0" calcext:value-type="float">
            <text:p>400</text:p>
          </table:table-cell>
          <table:table-cell table:style-name="ce3" office:value-type="date" office:date-value="2022-07-15" calcext:value-type="date">
            <text:p>2022-07-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1021" calcext:value-type="float">
            <text:p>10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50" calcext:value-type="float">
            <text:p>550</text:p>
          </table:table-cell>
          <table:table-cell table:style-name="ce3" office:value-type="date" office:date-value="2022-07-01" calcext:value-type="date">
            <text:p>2022-07-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022" calcext:value-type="float">
            <text:p>10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50" calcext:value-type="float">
            <text:p>550</text:p>
          </table:table-cell>
          <table:table-cell table:style-name="ce3" office:value-type="date" office:date-value="2022-07-08" calcext:value-type="date">
            <text:p>2022-07-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45" calcext:value-type="float">
            <text:p>645</text:p>
          </table:table-cell>
          <table:table-cell table:style-name="ce3" office:value-type="date" office:date-value="2022-07-15" calcext:value-type="date">
            <text:p>2022-07-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45" calcext:value-type="float">
            <text:p>645</text:p>
          </table:table-cell>
          <table:table-cell table:style-name="ce3" office:value-type="date" office:date-value="2022-07-21" calcext:value-type="date">
            <text:p>2022-07-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025" calcext:value-type="float">
            <text:p>10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45" calcext:value-type="float">
            <text:p>645</text:p>
          </table:table-cell>
          <table:table-cell table:style-name="ce3" office:value-type="date" office:date-value="2022-07-28" calcext:value-type="date">
            <text:p>2022-07-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974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livery_partner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artner_id</text:p>
          </table:table-cell>
          <table:table-cell table:style-name="ce1" office:value-type="string" calcext:value-type="string">
            <text:p>partner_name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resh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mit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kesh</text:p>
          </table:table-cell>
          <table:table-cell table:number-columns-repeated="102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artik</text:p>
          </table:table-cell>
          <table:table-cell table:number-columns-repeated="102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yandeep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r_details" table:style-name="ta7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order_id</text:p>
          </table:table-cell>
          <table:table-cell table:style-name="ce1" office:value-type="string" calcext:value-type="string">
            <text:p>f_id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002" calcext:value-type="float">
            <text:p>100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002" calcext:value-type="float">
            <text:p>100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08" calcext:value-type="float">
            <text:p>100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08" calcext:value-type="float">
            <text:p>100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09" calcext:value-type="float">
            <text:p>100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09" calcext:value-type="float">
            <text:p>100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10" calcext:value-type="float">
            <text:p>101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10" calcext:value-type="float">
            <text:p>10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10" calcext:value-type="float">
            <text:p>101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11" calcext:value-type="float">
            <text:p>101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12" calcext:value-type="float">
            <text:p>101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13" calcext:value-type="float">
            <text:p>101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1014" calcext:value-type="float">
            <text:p>101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015" calcext:value-type="float">
            <text:p>101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17" calcext:value-type="float">
            <text:p>101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1017" calcext:value-type="float">
            <text:p>101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18" calcext:value-type="float">
            <text:p>101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1018" calcext:value-type="float">
            <text:p>1018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1019" calcext:value-type="float">
            <text:p>101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19" calcext:value-type="float">
            <text:p>101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20" calcext:value-type="float">
            <text:p>102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1020" calcext:value-type="float">
            <text:p>102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1021" calcext:value-type="float">
            <text:p>102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1021" calcext:value-type="float">
            <text:p>102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22" calcext:value-type="float">
            <text:p>10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1022" calcext:value-type="float">
            <text:p>102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1025" calcext:value-type="float">
            <text:p>102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1025" calcext:value-type="float">
            <text:p>102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25" calcext:value-type="float">
            <text:p>102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sers" style:display-name="PageStyle_us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taurants" style:display-name="PageStyle_restaura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od" style:display-name="PageStyle_fo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ders" style:display-name="PageStyle_ord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livery_5f_partner" style:display-name="PageStyle_delivery_partn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der_5f_details" style:display-name="PageStyle_order_detai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541" meta:object-count="0"/>
    <meta:generator>LibreOfficeDev/6.0.5.2$Linux_X86_64 LibreOffice_project/</meta:generator>
  </office:meta>
</office:document-meta>
</file>